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d21b" officeooo:paragraph-rsid="001bd2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02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SDP Conformance Testing</text:p>
      <text:h text:style-name="Heading_20_1" text:outline-level="1">Setting up the Test Environment</text:h>
      <text:p text:style-name="P1">1.1 set up for<text:span text:style-name="T1"> calibration.</text:span> <text:s/>3 stations on the rs-485 bus. <text:s/>See appendix for configuration of Pi. <text:s/>These run the open source conformance tool (on github, securityindustryassociation/libosdp-conformance.)</text:p>
      <text:p text:style-name="P1"/>
      <text:p text:style-name="P1">1 Pi as the PD</text:p>
      <text:p text:style-name="P1">1 Pi as the CP</text:p>
      <text:p text:style-name="P1">1 Pi as the Monitor</text:p>
      <text:p text:style-name="P1"/>
      <text:p text:style-name="P1">1.2. With <text:span text:style-name="T1">tracing</text:span> enabled at the monitor, start the PD, then run the CP conformance test on the other PI. Save the trace. <text:s/>Confirm the trace shows what you expect. <text:s/>Confirm the conformance results are as you expect.</text:p>
      <text:p text:style-name="P1"/>
      <text:p text:style-name="P1">1.3 If you've got <text:span text:style-name="T1">your own test equipment</text:span>, perhaps now is a good time to set that up with a Pi as a monitor and confirm you see the expected signal.</text:p>
      <text:p text:style-name="P1"/>
      <text:p text:style-name="P1">3. Remove the reference PD. <text:s/>Insert <text:span text:style-name="T1">your DUT </text:span>as the reader. <text:s/>Re-run the tests. <text:s/>If it doesn't pass, check the monitor log as well as the logs from the conformance tool running the test (as the CP.)</text:p>
      <text:p text:style-name="P1"/>
      <text:h text:style-name="Heading_20_1" text:outline-level="1">Appendix</text:h>
      <text:h text:style-name="Heading_20_2" text:outline-level="2">A. Pi configuration</text:h>
      <text:p text:style-name="P1">PI 2b, 16 gig sd card</text:p>
      <text:p text:style-name="P1">SIA-provided image. <text:s/>Devuan-based linux with web and SSH (and console, via keyboard and HDMI monitor)</text:p>
      <text:p text:style-name="P1"/>
      <text:p text:style-name="P1">configuration:</text:p>
      <text:p text:style-name="P1">10.0.0.201, 202, 203 (three images built for ISC West 2017.)</text:p>
      <text:p text:style-name="P1"/>
      <text:h text:style-name="Heading_20_2" text:outline-level="2">B. Software Configuration</text:h>
      <text:p text:style-name="P1">It's a C program. <text:s text:c="2"/>It uses a stock RS-485 USB converter, which shows up in linux as a conventional <text:s/>“tty” (/dev/ttyUSB0.) It's built with clang or gcc. <text:s/><text:span text:style-name="T2">The configuration and control details are passed using JSON files. <text:s/></text:span>It assumes Jansson is present. <text:s/>If built for TLS it assumes gnutls is present. <text:s/>It uses a CGI/HTML UI, it assumes apache2 is installed. <text:s/>There are command line tools for everything so you can run it from a command line (JSON files are pushed into the running OSDP process.) <text:s/>It runs with Devuan 1.0. <text:s/>It's in active use on Pi's and as virtualbox virtual machines (amd64, 512meg.) <text:s/>It's meant to use mainstream Linux tools and should port reasonably to Debian or Ubuntu or other Linux environments. <text:s/>It uses Posix 'select' calls and file I/o. <text:s/>For TLS, it uses Gnutls (although experimental ports have been done to Bearssl and other environments.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06:09:38.829099691</meta:creation-date>
    <dc:date>2017-06-21T06:31:50.628023265</dc:date>
    <meta:editing-duration>PT2M8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17" meta:word-count="342" meta:character-count="1981" meta:non-whitespace-character-count="1634"/>
  </office:meta>
</office:document-meta>
</file>